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7.71cm" fo:min-width="7.71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6.885cm" fo:min-width="7.758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opacity="100%" draw:opacity-name="Transparency_20_2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636cm" svg:height="8.382cm" svg:x="1.016cm" svg:y="1.5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63.77608801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128cm" svg:height="1.195cm" svg:x="1.016cm" svg:y="0.254cm">
          <draw:text-box>
            <text:p text:style-name="P2"><text:span text:style-name="T1">Class - vehicle</text:span></text:p>
          </draw:text-box>
        </draw:frame>
        <draw:frame draw:style-name="gr3" draw:text-style-name="P4" draw:layer="layout" svg:width="7.874cm" svg:height="0.962cm" svg:x="1.27cm" svg:y="2.286cm">
          <draw:text-box>
            <text:p>registerNumber</text:p>
          </draw:text-box>
        </draw:frame>
        <draw:custom-shape draw:style-name="gr4" draw:text-style-name="P1" draw:layer="layout" svg:width="8.636cm" svg:height="7.513cm" svg:x="9.906cm" svg:y="2.393cm">
          <text:p/>
          <draw:enhanced-geometry svg:viewBox="0 0 21600 21600" draw:path-stretchpoint-x="10800" draw:path-stretchpoint-y="10800" draw:text-areas="?f3 ?f4 ?f5 ?f6" draw:type="round-rectangle" draw:modifiers="1863.77608801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636cm" svg:height="8.382cm" svg:x="18.796cm" svg:y="1.5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63.77608801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128cm" svg:height="2.139cm" svg:x="9.906cm" svg:y="0.254cm">
          <draw:text-box>
            <text:p text:style-name="P2"><text:span text:style-name="T1">Class - electricVehicle</text:span></text:p>
          </draw:text-box>
        </draw:frame>
        <draw:frame draw:style-name="gr2" draw:text-style-name="P3" draw:layer="layout" svg:width="8.128cm" svg:height="1.195cm" svg:x="18.796cm" svg:y="0.254cm">
          <draw:text-box>
            <text:p text:style-name="P2"><text:span text:style-name="T1">Class - fossilVehicle</text:span></text:p>
          </draw:text-box>
        </draw:frame>
        <draw:frame draw:style-name="gr3" draw:text-style-name="P4" draw:layer="layout" svg:width="7.874cm" svg:height="0.962cm" svg:x="9.906cm" svg:y="3.048cm">
          <draw:text-box>
            <text:p>batteriPower</text:p>
          </draw:text-box>
        </draw:frame>
        <draw:frame draw:style-name="gr3" draw:text-style-name="P4" draw:layer="layout" svg:width="7.874cm" svg:height="0.962cm" svg:x="18.796cm" svg:y="2.286cm">
          <draw:text-box>
            <text:p>co2Emission</text:p>
          </draw:text-box>
        </draw:frame>
        <draw:custom-shape draw:style-name="gr4" draw:text-style-name="P1" draw:layer="layout" svg:width="8.636cm" svg:height="7.513cm" svg:x="9.907cm" svg:y="2.393cm">
          <text:p/>
          <draw:enhanced-geometry svg:viewBox="0 0 21600 21600" draw:path-stretchpoint-x="10800" draw:path-stretchpoint-y="10800" draw:text-areas="?f3 ?f4 ?f5 ?f6" draw:type="round-rectangle" draw:modifiers="1863.77608801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636cm" svg:height="7.513cm" svg:x="9.907cm" svg:y="2.393cm">
          <text:p/>
          <draw:enhanced-geometry svg:viewBox="0 0 21600 21600" draw:path-stretchpoint-x="10800" draw:path-stretchpoint-y="10800" draw:text-areas="?f3 ?f4 ?f5 ?f6" draw:type="round-rectangle" draw:modifiers="1863.77608801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636cm" svg:height="7.513cm" svg:x="9.906cm" svg:y="12.192cm">
          <text:p/>
          <draw:enhanced-geometry svg:viewBox="0 0 21600 21600" draw:path-stretchpoint-x="10800" draw:path-stretchpoint-y="10800" draw:text-areas="?f3 ?f4 ?f5 ?f6" draw:type="round-rectangle" draw:modifiers="1863.77608801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636cm" svg:height="7.513cm" svg:x="9.908cm" svg:y="2.393cm">
          <text:p/>
          <draw:enhanced-geometry svg:viewBox="0 0 21600 21600" draw:path-stretchpoint-x="10800" draw:path-stretchpoint-y="10800" draw:text-areas="?f3 ?f4 ?f5 ?f6" draw:type="round-rectangle" draw:modifiers="1863.77608801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128cm" svg:height="2.139cm" svg:x="9.906cm" svg:y="10.053cm">
          <draw:text-box>
            <text:p text:style-name="P2"><text:span text:style-name="T1">Class - passengerCar</text:span></text:p>
          </draw:text-box>
        </draw:frame>
        <draw:custom-shape draw:style-name="gr4" draw:text-style-name="P1" draw:layer="layout" svg:width="8.636cm" svg:height="7.513cm" svg:x="18.796cm" svg:y="12.192cm">
          <text:p/>
          <draw:enhanced-geometry svg:viewBox="0 0 21600 21600" draw:path-stretchpoint-x="10800" draw:path-stretchpoint-y="10800" draw:text-areas="?f3 ?f4 ?f5 ?f6" draw:type="round-rectangle" draw:modifiers="1863.77608801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128cm" svg:height="1.195cm" svg:x="18.796cm" svg:y="10.997cm">
          <draw:text-box>
            <text:p text:style-name="P2"><text:span text:style-name="T1">Class - truck</text:span></text:p>
          </draw:text-box>
        </draw:frame>
        <draw:frame draw:style-name="gr3" draw:text-style-name="P4" draw:layer="layout" svg:width="7.874cm" svg:height="0.962cm" svg:x="18.796cm" svg:y="12.954cm">
          <draw:text-box>
            <text:p>usefulWeight</text:p>
          </draw:text-box>
        </draw:frame>
        <draw:frame draw:style-name="gr3" draw:text-style-name="P4" draw:layer="layout" svg:width="7.874cm" svg:height="0.962cm" svg:x="9.906cm" svg:y="13.008cm">
          <draw:text-box>
            <text:p>seats</text:p>
          </draw:text-box>
        </draw:frame>
        <draw:frame draw:style-name="gr3" draw:text-style-name="P4" draw:layer="layout" svg:width="7.874cm" svg:height="1.673cm" svg:x="1.27cm" svg:y="3.556cm">
          <draw:text-box>
            <text:p>(endre ID objekt ved navn)()</text:p>
          </draw:text-box>
        </draw:frame>
        <draw:frame draw:style-name="gr3" draw:text-style-name="P4" draw:layer="layout" svg:width="7.874cm" svg:height="0.962cm" svg:x="9.906cm" svg:y="4.423cm">
          <draw:text-box>
            <text:p>writeOutData()</text:p>
          </draw:text-box>
        </draw:frame>
        <draw:frame draw:style-name="gr3" draw:text-style-name="P4" draw:layer="layout" svg:width="7.874cm" svg:height="0.962cm" svg:x="18.796cm" svg:y="3.556cm">
          <draw:text-box>
            <text:p>writeOutData()</text:p>
          </draw:text-box>
        </draw:frame>
        <draw:frame draw:style-name="gr3" draw:text-style-name="P4" draw:layer="layout" svg:width="7.874cm" svg:height="0.962cm" svg:x="9.906cm" svg:y="14.075cm">
          <draw:text-box>
            <text:p>writeOutData()</text:p>
          </draw:text-box>
        </draw:frame>
        <draw:frame draw:style-name="gr3" draw:text-style-name="P4" draw:layer="layout" svg:width="7.874cm" svg:height="0.962cm" svg:x="18.796cm" svg:y="14.075cm">
          <draw:text-box>
            <text:p>writeOutData()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15:53:41.685168413</meta:creation-date>
    <meta:generator>LibreOffice/5.1.4.2$Linux_X86_64 LibreOffice_project/10m0$Build-2</meta:generator>
    <dc:date>2017-02-03T17:19:50.947947627</dc:date>
    <meta:editing-duration>PT3M28S</meta:editing-duration>
    <meta:editing-cycles>1</meta:editing-cycles>
    <meta:document-statistic meta:object-count="46"/>
  </office:meta>
</office:document-meta>
</file>